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lc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2:Sheet1.C2 Sheet1.B3:Sheet1.C11 Sheet1.D2:Sheet1.D2 Sheet1.D3:Sheet1.D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-array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buffer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-array</text:p>
          </table:table-cell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buffer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-array</text:p>
          </table:table-cell>
          <table:table-cell office:value-type="float" office:value="3839" calcext:value-type="float">
            <text:p>38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-buffer</text:p>
          </table:table-cell>
          <table:table-cell office:value-type="float" office:value="399" calcext:value-type="float">
            <text:p>399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00/00/00</text:date>, <text:time style:data-style-name="N2" text:time-value="08:11:46.52084139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6T08:13:29.003758979</dc:date>
    <meta:generator>LibreOffice/6.0.6.1$Linux_X86_64 LibreOffice_project/00$Build-1</meta:generator>
    <meta:editing-duration>PT40M8S</meta:editing-duration>
    <meta:editing-cycles>24</meta:editing-cycles>
    <meta:document-statistic meta:table-count="1" meta:cell-count="22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8.242cm" svg:y="0.359cm" chart:style-name="ch2">
          <text:p>string write each char</text:p>
        </chart:title>
        <chart:legend chart:legend-position="bottom" svg:x="11.031cm" svg:y="10.65cm" style:legend-expansion="wide" chart:style-name="ch3"/>
        <chart:plot-area chart:style-name="ch4" table:cell-range-address="Sheet1.B2:Sheet1.D11" chart:data-source-has-labels="both" svg:x="1.647cm" svg:y="1.513cm" svg:width="20.958cm" svg:height="7.574cm">
          <chartooo:coordinate-region svg:x="4.443cm" svg:y="1.932cm" svg:width="17.843cm" svg:height="7.155cm"/>
          <chart:axis chart:dimension="x" chart:name="primary-x" chart:style-name="ch5" chartooo:axis-type="auto">
            <chartooo:date-scale/>
            <chart:title svg:x="0.389cm" svg:y="6.045cm" chart:style-name="ch6">
              <text:p>N</text:p>
            </chart:title>
            <chart:categories table:cell-range-address="Sheet1.B3:Sheet1.C11"/>
          </chart:axis>
          <chart:axis chart:dimension="y" chart:name="primary-y" chart:style-name="ch7">
            <chart:title svg:x="16.993cm" svg:y="0.555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1" chart:label-cell-address="Sheet1.D2:Sheet1.D2" chart:class="chart:bar"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c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  <draw:g>
                  <svg:desc>Sheet1.B3:Sheet1.C11</svg:desc>
                </draw:g>
              </table:table-cell>
              <table:table-cell office:value-type="float" office:value="8">
                <text:p>8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1e3 Node-array</text:p>
                <text:list>
                  <text:list-item>
                    <text:p/>
                  </text:list-item>
                  <text:list-item>
                    <text:p>Node-array</text:p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e3 Node-buffer</text:p>
                <text:list>
                  <text:list-item>
                    <text:p/>
                  </text:list-item>
                  <text:list-item>
                    <text:p>Node-buffer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e4 Node-array</text:p>
                <text:list>
                  <text:list-item>
                    <text:p/>
                  </text:list-item>
                  <text:list-item>
                    <text:p>Node-array</text:p>
                  </text:list-item>
                </text:list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e4 Node-buffer</text:p>
                <text:list>
                  <text:list-item>
                    <text:p/>
                  </text:list-item>
                  <text:list-item>
                    <text:p>Node-buffer</text:p>
                  </text:list-item>
                </text:list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e5 Node-array</text:p>
                <text:list>
                  <text:list-item>
                    <text:p/>
                  </text:list-item>
                  <text:list-item>
                    <text:p>Node-array</text:p>
                  </text:list-item>
                </text:list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string">
                <text:p>1e5 Node-buffer</text:p>
                <text:list>
                  <text:list-item>
                    <text:p/>
                  </text:list-item>
                  <text:list-item>
                    <text:p>Node-buffer</text:p>
                  </text:list-item>
                </text:list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